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9pt" style:font-size-asian="9pt" style:font-size-complex="9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Source Code Pro" fo:font-size="9pt" style:font-size-asian="9pt" style:font-size-complex="9pt"/>
    </style:style>
    <style:style style:name="T2" style:family="text">
      <style:text-properties style:font-name="Source Code Pro" fo:font-size="9pt" officeooo:rsid="000863aa" style:font-size-asian="9pt" style:font-size-complex="9pt"/>
    </style:style>
    <style:style style:name="T3" style:family="text">
      <style:text-properties style:font-name="Source Code Pro" fo:font-size="9pt" officeooo:rsid="00092d2b" style:font-size-asian="9pt" style:font-size-complex="9pt"/>
    </style:style>
    <style:style style:name="T4" style:family="text">
      <style:text-properties style:font-name="Source Code Pro" fo:font-size="9pt" officeooo:rsid="000a3fd7" style:font-size-asian="9pt" style:font-size-complex="9pt"/>
    </style:style>
    <style:style style:name="T5" style:family="text">
      <style:text-properties style:font-name="Source Code Pro" fo:font-size="9pt" officeooo:rsid="000bb980" style:font-size-asian="9pt" style:font-size-complex="9pt"/>
    </style:style>
    <style:style style:name="T6" style:family="text">
      <style:text-properties style:font-name="Source Code Pro" fo:font-size="9pt" officeooo:rsid="0012d48e" style:font-size-asian="9pt" style:font-size-complex="9pt"/>
    </style:style>
    <style:style style:name="T7" style:family="text">
      <style:text-properties style:font-name="Source Code Pro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Source Code Pro" fo:font-size="9pt" fo:font-style="italic" officeooo:rsid="00092d2b" style:font-size-asian="9pt" style:font-style-asian="italic" style:font-size-complex="9pt" style:font-style-complex="italic"/>
    </style:style>
    <style:style style:name="T9" style:family="text">
      <style:text-properties style:font-name="Source Code Pro" fo:font-size="9pt" fo:font-style="normal" officeooo:rsid="00092d2b" style:font-size-asian="9pt" style:font-style-asian="normal" style:font-size-complex="9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eff Morin</text:span></text:p>
      <text:p text:style-name="Standard"><text:span text:style-name="T1">CISC 3320</text:span></text:p>
      <text:p text:style-name="Standard"><text:span text:style-name="T1">Fall 2017</text:span></text:p>
      <text:p text:style-name="Standard"><text:span text:style-name="T1">HW2</text:span></text:p>
      <text:p text:style-name="P1"/>
      <text:p text:style-name="Standard"><text:span text:style-name="T1">1. Author: Jeff Morin. I was the sole author of the assignment. My role was utilizing the ProcessIDManager code written in the previous assignment, to allocate PIDs to threads in the driver file. </text:span><text:span text:style-name="T2">A custom </text:span><text:span text:style-name="T1">class </text:span><text:span text:style-name="T2">was also made to </text:span><text:span text:style-name="T1">inherit attributes from a thread to further customize the way the threads (processes) allocate and release PIDs.</text:span></text:p>
      <text:p text:style-name="P1"/>
      <text:p text:style-name="Standard"><text:span text:style-name="T1">2. The problem was basically to create a multi-threaded program that utilizes the PIDManager class created from HW1. Several threads would request a PID if one is available, sleep for some time for the next thread to allocate a PID. When the time is elapsed, the re-awoken thread would release the PID, and then terminate.</text:span></text:p>
      <text:p text:style-name="P1"/>
      <text:p text:style-name="Standard"><text:span text:style-name="T1">3. I assumed that the creation of so many threads </text:span><text:span text:style-name="T5">at once, </text:span><text:span text:style-name="T1">to request IDs from the PIDManager would be </text:span><text:span text:style-name="T4">a bit</text:span><text:span text:style-name="T1"> unwieldy; considering there </text:span><text:span text:style-name="T4">weren’t</text:span><text:span text:style-name="T1"> any synchronization mechanisms involved with accessing the object. I also assumed that simply creating threads using the base Thread class provided by the Java API, wouldn’t </text:span><text:span text:style-name="T4">suffice</text:span><text:span text:style-name="T1"> to properly represent the threads, or “processes” read about in chapter 4. Therefore, I extended the Thread class </text:span><text:span text:style-name="T6">(</text:span><text:span text:style-name="T1">called Process</text:span><text:span text:style-name="T6">)</text:span><text:span text:style-name="T1">, and overrode the methods </text:span><text:span text:style-name="T7">interrupt() </text:span><text:span text:style-name="T1">and </text:span><text:span text:style-name="T7">getId()</text:span><text:span text:style-name="T1">; as </text:span><text:span text:style-name="T7">interrupt()</text:span><text:span text:style-name="T1"> would simply kill the thread without notice, and </text:span><text:span text:style-name="T7">getId()</text:span><text:span text:style-name="T1"> would return the default ID assigned by the JVM. So <text:s/></text:span><text:span text:style-name="T7">interrupt() </text:span><text:span text:style-name="T9">was</text:span><text:span text:style-name="T8"> </text:span><text:span text:style-name="T9">overridden</text:span><text:span text:style-name="T8"> </text:span><text:span text:style-name="T1">to properly notify a thread death, and </text:span><text:span text:style-name="T7">getId()</text:span><text:span text:style-name="T1"> </text:span><text:span text:style-name="T3">overridden</text:span><text:span text:style-name="T1"> to return the proper PID assigned by the PIDManager clas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7:55:38</meta:creation-date>
    <dc:language>en-US</dc:language>
    <dc:date>2017-10-16T00:03:42.728071404</dc:date>
    <meta:editing-cycles>12</meta:editing-cycles>
    <meta:editing-duration>PT37M48S</meta:editing-duration>
    <meta:generator>LibreOffice/5.1.6.2$Linux_X86_64 LibreOffice_project/10m0$Build-2</meta:generator>
    <meta:document-statistic meta:table-count="0" meta:image-count="0" meta:object-count="0" meta:page-count="1" meta:paragraph-count="7" meta:word-count="242" meta:character-count="1471" meta:non-whitespace-character-count="1234"/>
  </office:meta>
</office:document-meta>
</file>